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ourierNew" svg:font-family="CourierNew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/>
    <style:style style:name="T4" style:parent-style-name="Fuentedepárrafopredeter." style:family="text">
      <style:text-properties style:font-name="Arial" style:font-name-asian="Arial" style:font-name-complex="Arial" fo:font-weight="bold" style:font-weight-asian="bold" style:font-weight-complex="bold"/>
    </style:style>
    <style:style style:name="P5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6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P7" style:parent-style-name="Standard" style:family="paragraph">
      <style:paragraph-properties style:text-autospace="none"/>
    </style:style>
    <style:style style:name="T8" style:parent-style-name="Fuentedepárrafopredeter." style:family="text">
      <style:text-properties style:font-name="Arial" style:font-name-asian="Arial" style:font-name-complex="Arial"/>
    </style:style>
    <style:style style:name="T9" style:parent-style-name="Fuentedepárrafopredeter." style:family="text">
      <style:text-properties style:font-name="Arial" style:font-name-asian="CourierNew" style:font-name-complex="CourierNew"/>
    </style:style>
    <style:style style:name="P10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2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3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5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6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7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8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9" style:parent-style-name="Standard" style:list-style-name="LFO2" style:family="paragraph">
      <style:paragraph-properties style:text-autospace="none"/>
    </style:style>
    <style:style style:name="T20" style:parent-style-name="Fuentedepárrafopredeter." style:family="text">
      <style:text-properties style:font-name="Arial" style:font-name-asian="CourierNew" style:font-name-complex="CourierNew" fo:font-weight="bold" style:font-weight-asian="bold" style:font-weight-complex="bold"/>
    </style:style>
    <style:style style:name="T21" style:parent-style-name="Fuentedepárrafopredeter." style:family="text">
      <style:text-properties style:font-name="Arial" fo:font-weight="bold" style:font-weight-asian="bold" style:font-weight-complex="bold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 fo:background-color="#FFFF00"/>
    </style:style>
    <style:style style:name="T31" style:parent-style-name="Fuentedepárrafopredeter." style:family="text">
      <style:text-properties style:font-name="Arial" fo:background-color="#FFFF00"/>
    </style:style>
    <style:style style:name="P32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33" style:parent-style-name="Standard" style:list-style-name="LFO3" style:family="paragraph">
      <style:paragraph-properties style:text-autospace="none"/>
    </style:style>
    <style:style style:name="T34" style:parent-style-name="Fuentedepárrafopredeter." style:family="text">
      <style:text-properties style:font-name="Arial" style:font-name-asian="CourierNew" style:font-name-complex="CourierNew" fo:font-weight="bold" style:font-weight-asian="bold" style:font-weight-complex="bold"/>
    </style:style>
    <style:style style:name="T35" style:parent-style-name="Fuentedepárrafopredeter." style:family="text">
      <style:text-properties style:font-name="Arial" fo:font-weight="bold" style:font-weight-asian="bold" style:font-weight-complex="bold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 fo:background-color="#FFFF00"/>
    </style:style>
    <style:style style:name="P40" style:parent-style-name="Standard" style:family="paragraph">
      <style:text-properties style:font-name="Arial" fo:background-color="#FFFF00"/>
    </style:style>
    <style:style style:name="T41" style:parent-style-name="Fuentedepárrafopredeter." style:family="text">
      <style:text-properties style:font-name="Arial" fo:background-color="#FFFF00"/>
    </style:style>
    <style:style style:name="P42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43" style:parent-style-name="Normal" style:family="paragraph">
      <style:paragraph-properties fo:break-before="page"/>
      <style:text-properties style:font-name="Arial" style:font-name-asian="CourierNew" style:font-name-complex="CourierNew" fo:font-weight="bold" style:font-weight-asian="bold" style:font-weight-complex="bold"/>
    </style:style>
    <style:style style:name="P44" style:parent-style-name="Standard" style:list-style-name="LFO4" style:family="paragraph">
      <style:paragraph-properties style:text-autospace="none"/>
    </style:style>
    <style:style style:name="T45" style:parent-style-name="Fuentedepárrafopredeter." style:family="text">
      <style:text-properties style:font-name="Arial" style:font-name-asian="CourierNew" style:font-name-complex="CourierNew" fo:font-weight="bold" style:font-weight-asian="bold" style:font-weight-complex="bold"/>
    </style:style>
    <style:style style:name="T46" style:parent-style-name="Fuentedepárrafopredeter." style:family="text">
      <style:text-properties style:font-name="Arial" style:font-name-asian="CourierNew" style:font-name-complex="CourierNew" fo:font-weight="bold" style:font-weight-asian="bold" style:font-weight-complex="bold"/>
    </style:style>
    <style:style style:name="P47" style:parent-style-name="Standard" style:family="paragraph">
      <style:paragraph-properties style:text-autospace="none"/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 fo:background-color="#FFFF00"/>
    </style:style>
    <style:style style:name="P53" style:parent-style-name="Standard" style:family="paragraph">
      <style:text-properties style:font-name="Arial" fo:background-color="#FFFF00"/>
    </style:style>
    <style:style style:name="P54" style:parent-style-name="Standard" style:family="paragraph">
      <style:text-properties style:font-name="Arial" fo:background-color="#FFFF00"/>
    </style:style>
    <style:style style:name="P55" style:parent-style-name="Standard" style:family="paragraph">
      <style:text-properties style:font-name="Arial" fo:background-color="#FFFF00"/>
    </style:style>
    <style:style style:name="P56" style:parent-style-name="Standard" style:family="paragraph">
      <style:text-properties style:font-name="Arial" fo:background-color="#FFFF00"/>
    </style:style>
    <style:style style:name="P57" style:parent-style-name="Standard" style:family="paragraph">
      <style:text-properties style:font-name="Arial" fo:background-color="#FFFF00"/>
    </style:style>
    <style:style style:name="P58" style:parent-style-name="Standard" style:family="paragraph">
      <style:text-properties style:font-name="Arial" fo:background-color="#FFFF00"/>
    </style:style>
    <style:style style:name="P59" style:parent-style-name="Standard" style:family="paragraph">
      <style:text-properties style:font-name="Arial" fo:background-color="#FFFF00"/>
    </style:style>
    <style:style style:name="P60" style:parent-style-name="Standard" style:family="paragraph">
      <style:text-properties style:font-name="Arial" fo:background-color="#FFFF00"/>
    </style:style>
    <style:style style:name="P61" style:parent-style-name="Standard" style:family="paragraph">
      <style:text-properties style:font-name="Arial" fo:background-color="#FFFF00"/>
    </style:style>
    <style:style style:name="P62" style:parent-style-name="Standard" style:family="paragraph">
      <style:text-properties style:font-name="Arial" fo:background-color="#FFFF00"/>
    </style:style>
    <style:style style:name="P63" style:parent-style-name="Standard" style:family="paragraph">
      <style:text-properties style:font-name="Arial" fo:background-color="#FFFF00"/>
    </style:style>
    <style:style style:name="T64" style:parent-style-name="Fuentedepárrafopredeter." style:family="text">
      <style:text-properties style:font-name="Arial" fo:background-color="#FFFF00"/>
    </style:style>
    <style:style style:name="P65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66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67" style:parent-style-name="Standard" style:list-style-name="LFO5" style:family="paragraph">
      <style:paragraph-properties style:text-autospace="none"/>
    </style:style>
    <style:style style:name="T68" style:parent-style-name="Fuentedepárrafopredeter." style:family="text">
      <style:text-properties style:font-name="Arial" style:font-name-asian="Arial" style:font-name-complex="Arial" fo:font-weight="bold" style:font-weight-asian="bold" style:font-weight-complex="bold"/>
    </style:style>
    <style:style style:name="T69" style:parent-style-name="Fuentedepárrafopredeter." style:family="text">
      <style:text-properties style:font-name="Arial" style:font-name-asian="Arial" style:font-name-complex="Arial" fo:font-weight="bold" style:font-weight-asian="bold" style:font-weight-complex="bold"/>
    </style:style>
    <style:style style:name="P70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71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P72" style:parent-style-name="Standard" style:family="paragraph">
      <style:paragraph-properties style:text-autospace="none"/>
    </style:style>
    <style:style style:name="T73" style:parent-style-name="Fuentedepárrafopredeter." style:family="text">
      <style:text-properties style:font-name="Arial" style:font-name-asian="CourierNew" style:font-name-complex="CourierNew"/>
    </style:style>
    <style:style style:name="P74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75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76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77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78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79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80" style:parent-style-name="Standard" style:family="paragraph">
      <style:paragraph-properties style:text-autospace="none"/>
    </style:style>
    <style:style style:name="T81" style:parent-style-name="Fuentedepárrafopredeter." style:family="text">
      <style:text-properties style:font-name="Arial" style:font-name-asian="CourierNew" style:font-name-complex="CourierNew" fo:background-color="#FFFF00"/>
    </style:style>
    <style:style style:name="T82" style:parent-style-name="Fuentedepárrafopredeter." style:family="text">
      <style:text-properties style:font-name="Arial" style:font-name-asian="CourierNew" style:font-name-complex="CourierNew"/>
    </style:style>
    <style:style style:name="P83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84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85" style:parent-style-name="Standard" style:list-style-name="LFO6" style:family="paragraph">
      <style:paragraph-properties style:text-autospace="none"/>
    </style:style>
    <style:style style:name="T86" style:parent-style-name="Fuentedepárrafopredeter." style:family="text">
      <style:text-properties style:font-name="Arial" style:font-name-asian="Arial" style:font-name-complex="Arial" fo:font-weight="bold" style:font-weight-asian="bold" style:font-weight-complex="bold"/>
    </style:style>
    <style:style style:name="P87" style:parent-style-name="Standard" style:family="paragraph">
      <style:paragraph-properties style:text-autospace="none"/>
      <style:text-properties style:font-name="Arial" style:font-name-complex="Arial" style:font-weight-complex="bold" fo:background-color="#FFFF00"/>
    </style:style>
    <style:style style:name="P88" style:parent-style-name="Standard" style:family="paragraph">
      <style:paragraph-properties style:text-autospace="none" fo:margin-left="0.0097in">
        <style:tab-stops/>
      </style:paragraph-properties>
      <style:text-properties style:font-name="Arial" style:font-name-complex="Arial" style:font-weight-complex="bold" fo:background-color="#FFFF00"/>
    </style:style>
    <style:style style:name="P89" style:parent-style-name="Standard" style:family="paragraph">
      <style:paragraph-properties style:text-autospace="none" fo:margin-left="0.0097in">
        <style:tab-stops/>
      </style:paragraph-properties>
    </style:style>
    <style:style style:name="T90" style:parent-style-name="Fuentedepárrafopredeter." style:family="text">
      <style:text-properties style:font-name="Arial" style:font-name-complex="Arial" style:font-weight-complex="bold" fo:background-color="#FFFF00"/>
    </style:style>
    <style:style style:name="P91" style:parent-style-name="Standard" style:family="paragraph">
      <style:paragraph-properties style:text-autospace="none"/>
      <style:text-properties style:font-name="Arial" style:font-name-asian="Arial" style:font-name-complex="Arial"/>
    </style:style>
    <style:style style:name="P92" style:parent-style-name="Standard" style:list-style-name="LFO6" style:family="paragraph">
      <style:paragraph-properties style:text-autospace="none"/>
    </style:style>
    <style:style style:name="T93" style:parent-style-name="Fuentedepárrafopredeter." style:family="text">
      <style:text-properties style:font-name="Arial" style:font-name-asian="Arial" style:font-name-complex="Arial" fo:font-weight="bold" style:font-weight-asian="bold" style:font-weight-complex="bold"/>
    </style:style>
    <style:style style:name="T94" style:parent-style-name="Fuentedepárrafopredeter." style:family="text">
      <style:text-properties style:font-name="Arial" fo:font-weight="bold" style:font-weight-asian="bold" style:font-weight-complex="bold"/>
    </style:style>
    <style:style style:name="T95" style:parent-style-name="Fuentedepárrafopredeter." style:family="text">
      <style:text-properties style:font-name="Arial" fo:font-weight="bold" style:font-weight-asian="bold" style:font-weight-complex="bold"/>
    </style:style>
    <style:style style:name="P96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97" style:parent-style-name="Standard" style:family="paragraph">
      <style:paragraph-properties style:text-autospace="none"/>
      <style:text-properties style:font-name="Arial" style:font-name-complex="Arial" style:font-weight-complex="bold" fo:background-color="#FFFF00"/>
    </style:style>
    <style:style style:name="P98" style:parent-style-name="Standard" style:family="paragraph">
      <style:paragraph-properties style:text-autospace="none"/>
      <style:text-properties style:font-name="Arial" style:font-name-complex="Arial" style:font-weight-complex="bold" fo:background-color="#FFFF00"/>
    </style:style>
    <style:style style:name="P99" style:parent-style-name="Standard" style:family="paragraph">
      <style:paragraph-properties style:text-autospace="none"/>
      <style:text-properties style:font-name="Arial" style:font-name-complex="Arial" style:font-weight-complex="bold" fo:background-color="#FFFF00"/>
    </style:style>
    <style:style style:name="P100" style:parent-style-name="Standard" style:family="paragraph">
      <style:paragraph-properties style:text-autospace="none"/>
      <style:text-properties style:font-name="Arial" style:font-name-complex="Arial" style:font-weight-complex="bold" fo:background-color="#FFFF00"/>
    </style:style>
    <style:style style:name="P101" style:parent-style-name="Standard" style:family="paragraph">
      <style:paragraph-properties style:text-autospace="none"/>
    </style:style>
    <style:style style:name="T102" style:parent-style-name="Fuentedepárrafopredeter." style:family="text">
      <style:text-properties style:font-name="Arial" style:font-name-complex="Arial" style:font-weight-complex="bold" fo:background-color="#FFFF00"/>
    </style:style>
    <style:style style:name="P103" style:parent-style-name="Standard" style:family="paragraph">
      <style:text-properties style:font-name="Arial" style:font-name-asian="Arial" style:font-name-complex="Arial"/>
    </style:style>
    <style:style style:name="P104" style:parent-style-name="Normal" style:family="paragraph">
      <style:paragraph-properties fo:break-before="page"/>
      <style:text-properties style:font-name="Arial" style:font-name-asian="Arial" style:font-name-complex="Arial" fo:font-weight="bold" style:font-weight-asian="bold" style:font-weight-complex="bold"/>
    </style:style>
    <style:style style:name="P105" style:parent-style-name="Standard" style:list-style-name="LFO6" style:family="paragraph">
      <style:paragraph-properties style:text-autospace="none"/>
      <style:text-properties style:font-name="Arial" style:font-name-asian="Arial" style:font-name-complex="Arial" fo:font-weight="bold" style:font-weight-asian="bold" style:font-weight-complex="bold"/>
    </style:style>
    <style:style style:name="P106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07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08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09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0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1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2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3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4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5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6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17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18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19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20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21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22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23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24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25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26" style:parent-style-name="Standard" style:family="paragraph">
      <style:paragraph-properties style:text-autospace="none"/>
    </style:style>
    <style:style style:name="T127" style:parent-style-name="Fuentedepárrafopredeter." style:family="text">
      <style:text-properties style:font-name="Arial" style:font-name-asian="CourierNew" style:font-name-complex="CourierNew" fo:background-color="#FFFF00"/>
    </style:style>
    <style:style style:name="P128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29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30" style:parent-style-name="Standard" style:list-style-name="LFO7" style:family="paragraph">
      <style:paragraph-properties style:text-autospace="none"/>
    </style:style>
    <style:style style:name="T131" style:parent-style-name="Fuentedepárrafopredeter." style:family="text">
      <style:text-properties style:font-name="Arial" style:font-name-asian="Arial" style:font-name-complex="Arial" fo:font-weight="bold" style:font-weight-asian="bold" style:font-weight-complex="bold"/>
    </style:style>
    <style:style style:name="P132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style:font-weight-complex="bold"/>
    </style:style>
    <style:style style:name="P133" style:parent-style-name="Standard" style:family="paragraph">
      <style:paragraph-properties style:text-autospace="none"/>
    </style:style>
    <style:style style:name="T134" style:parent-style-name="Fuentedepárrafopredeter." style:family="text">
      <style:text-properties style:font-name="Arial" style:font-name-asian="CourierNew" style:font-name-complex="CourierNew"/>
    </style:style>
    <style:style style:name="P135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36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37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38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39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0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1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2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3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4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5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6" style:parent-style-name="Standard" style:family="paragraph">
      <style:paragraph-properties style:text-autospace="none"/>
      <style:text-properties style:font-name="Arial" style:font-name-asian="CourierNew" style:font-name-complex="CourierNew"/>
    </style:style>
    <style:style style:name="P147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48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49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50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51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52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53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54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55" style:parent-style-name="Standard" style:family="paragraph">
      <style:paragraph-properties style:text-autospace="none"/>
      <style:text-properties style:font-name="Arial" style:font-name-asian="CourierNew" style:font-name-complex="CourierNew" fo:background-color="#FFFF00"/>
    </style:style>
    <style:style style:name="P156" style:parent-style-name="Standard" style:family="paragraph">
      <style:paragraph-properties style:text-autospace="none"/>
    </style:style>
    <style:style style:name="T157" style:parent-style-name="Fuentedepárrafopredeter." style:family="text">
      <style:text-properties style:font-name="Arial" style:font-name-asian="CourierNew" style:font-name-complex="CourierNew" fo:background-color="#FFFF00"/>
    </style:style>
  </office:automatic-styles>
  <office:body>
    <office:text text:use-soft-page-breaks="true">
      <text:p text:style-name="P1"/>
      <text:p text:style-name="P2">EJERCICIOS XQUERY sobre SEGUROS.XML</text:p>
      <text:p text:style-name="Standard"/>
      <text:list text:style-name="LFO1" text:continue-numbering="true">
        <text:list-item>
          <text:p text:style-name="P3"><text:span text:style-name="T4">Obtener los asegurados de la primera póliza</text:span></text:p>
        </text:list-item>
      </text:list>
      <text:p text:style-name="P5"/>
      <text:p text:style-name="P6">Resultado</text:p>
      <text:p text:style-name="P7"><text:span text:style-name="T8"><text:s/></text:span><text:span text:style-name="T9">&lt;newaseg&gt;</text:span></text:p>
      <text:p text:style-name="P10">&lt;nombre&gt;Carlos&lt;/nombre&gt;</text:p>
      <text:p text:style-name="P11">&lt;apellidos&gt;Sanchez&lt;/apellidos&gt;</text:p>
      <text:p text:style-name="P12">&lt;/newaseg&gt;</text:p>
      <text:p text:style-name="P13">&lt;newaseg&gt;</text:p>
      <text:p text:style-name="P14">&lt;nombre&gt;Juan&lt;/nombre&gt;</text:p>
      <text:p text:style-name="P15">&lt;apellidos&gt;López&lt;/apellidos&gt;</text:p>
      <text:p text:style-name="P16">&lt;/newaseg&gt;</text:p>
      <text:p text:style-name="P17"/>
      <text:p text:style-name="P18"/>
      <text:list text:style-name="LFO2" text:continue-numbering="true">
        <text:list-item>
          <text:p text:style-name="P19"><text:span text:style-name="T20">Obtener los nodos numero y tomador de toda</text:span><text:span text:style-name="T21">s las pólizas</text:span></text:p>
        </text:list-item>
      </text:list>
      <text:p text:style-name="P22">Resultado</text:p>
      <text:p text:style-name="P23">&lt;numero&gt;99000000&lt;/numero&gt;</text:p>
      <text:p text:style-name="P24">&lt;tomador&gt;Manuel Gonzalez Sanchez&lt;/tomador&gt;</text:p>
      <text:p text:style-name="P25">&lt;numero&gt;99000001&lt;/numero&gt;</text:p>
      <text:p text:style-name="P26">&lt;tomador&gt;Pedro Martin Gomez&lt;/tomador&gt;</text:p>
      <text:p text:style-name="P27">&lt;numero&gt;99000002&lt;/numero&gt;</text:p>
      <text:p text:style-name="P28">&lt;tomador&gt;Alfredo Salas Perez&lt;/tomador&gt;</text:p>
      <text:p text:style-name="P29"/>
      <text:p text:style-name="P30">for $b in //poliza</text:p>
      <text:p text:style-name="Standard"><text:span text:style-name="T31">return &lt;poliza&gt;{$b/numero | $b/tomador}&lt;/poliza&gt;</text:span></text:p>
      <text:p text:style-name="P32"/>
      <text:list text:style-name="LFO3" text:continue-numbering="true">
        <text:list-item>
          <text:p text:style-name="P33"><text:span text:style-name="T34">Obtener los nodos numero de pólizas con má</text:span><text:span text:style-name="T35">s de dos asegurados</text:span></text:p>
        </text:list-item>
      </text:list>
      <text:p text:style-name="P36">Resultado</text:p>
      <text:p text:style-name="P37">&lt;numero&gt;99000002&lt;/numero&gt;</text:p>
      <text:p text:style-name="P38"/>
      <text:p text:style-name="P39">for $b in //poliza</text:p>
      <text:p text:style-name="P40">where $b /count(asegurado) &gt; 2</text:p>
      <text:p text:style-name="Standard"><text:span text:style-name="T41">return <text:s/>$b/numero</text:span></text:p>
      <text:p text:style-name="P42"/>
      <text:p text:style-name="P43"/>
      <text:soft-page-break/>
      <text:list text:style-name="LFO4" text:continue-numbering="true">
        <text:list-item>
          <text:p text:style-name="P44"><text:span text:style-name="T45">Mostrar todos los tomadores del seguro , normal, ordenados de manera ascendente y <text:s/>de manera descendente ( tene</text:span><text:span text:style-name="T46">mos que ver las tres formas de manera independiente)</text:span></text:p>
        </text:list-item>
      </text:list>
      <text:p text:style-name="P47">Resultado</text:p>
      <text:p text:style-name="P48">&lt;tomador&gt;Pedro Martin Gomez&lt;/tomador&gt;</text:p>
      <text:p text:style-name="P49">&lt;tomador&gt;Manuel Gonzalez Sanchez&lt;/tomador&gt;</text:p>
      <text:p text:style-name="P50">&lt;tomador&gt;Alfredo Salas Perez&lt;/tomador&gt;</text:p>
      <text:p text:style-name="P51"/>
      <text:p text:style-name="P52">(: normal :)</text:p>
      <text:p text:style-name="P53">for $a in //tomador<text:s/></text:p>
      <text:p text:style-name="P54">return $a</text:p>
      <text:p text:style-name="P55"/>
      <text:p text:style-name="P56">(: ascendente :)</text:p>
      <text:p text:style-name="P57">for $a in //tomador</text:p>
      <text:p text:style-name="P58">order by $a ascending</text:p>
      <text:p text:style-name="P59">return $a</text:p>
      <text:p text:style-name="P60"/>
      <text:p text:style-name="P61">(: descendente :)</text:p>
      <text:p text:style-name="P62">for $a in //tomador<text:s/></text:p>
      <text:p text:style-name="P63">order by $a descending<text:s/></text:p>
      <text:p text:style-name="Standard"><text:span text:style-name="T64">return $a</text:span></text:p>
      <text:p text:style-name="P65"/>
      <text:p text:style-name="P66"/>
      <text:list text:style-name="LFO5" text:continue-numbering="true">
        <text:list-item>
          <text:p text:style-name="P67"><text:span text:style-name="T68">Obtener un nuevo elemento póliza que contenga un parámetro nuevo co</text:span><text:span text:style-name="T69">n el número de asegurados</text:span></text:p>
        </text:list-item>
      </text:list>
      <text:p text:style-name="P70"/>
      <text:p text:style-name="P71">Resultado</text:p>
      <text:p text:style-name="P72"><text:span text:style-name="T73">&lt;poliza numaseg="2"/&gt;</text:span></text:p>
      <text:p text:style-name="P74">&lt;poliza numaseg="1"/&gt;</text:p>
      <text:p text:style-name="P75">&lt;poliza numaseg="3"/&gt;</text:p>
      <text:p text:style-name="P76"/>
      <text:p text:style-name="P77">for $a in //poliza<text:s/></text:p>
      <text:p text:style-name="P78">return<text:s/></text:p>
      <text:p text:style-name="P79"><text:s text:c="4"/>&lt;poliza <text:s/>numAseg="{count($a/asegurado)}"&gt;</text:p>
      <text:p text:style-name="P80"><text:span text:style-name="T81"><text:s text:c="4"/>&lt;/poliza&gt;</text:span><text:span text:style-name="T82"><text:s text:c="2"/></text:span></text:p>
      <text:p text:style-name="P83"/>
      <text:p text:style-name="P84"/>
      <text:list text:style-name="LFO6" text:continue-numbering="true">
        <text:list-item>
          <text:p text:style-name="P85"><text:span text:style-name="T86">Obtener as garantías con un importe 10000</text:span></text:p>
        </text:list-item>
      </text:list>
      <text:p text:style-name="P87">for $a in //garantia</text:p>
      <text:p text:style-name="P88">where capital=10000</text:p>
      <text:p text:style-name="P89"><text:span text:style-name="T90">return $a</text:span></text:p>
      <text:p text:style-name="P91"/>
      <text:list text:style-name="LFO6" text:continue-numbering="true">
        <text:list-item>
          <text:p text:style-name="P92"><text:span text:style-name="T93">Obtener los asegurados que tienen contrata<text:s/></text:span><text:span text:style-name="T94">da una garantía con un <text:s/>capital de 60000 ó 80000 euros sólo si<text:s/></text:span><text:span text:style-name="T95">está en vigor</text:span></text:p>
        </text:list-item>
      </text:list>
      <text:p text:style-name="P96"/>
      <text:p text:style-name="P97">for $a in //asegurado<text:s/></text:p>
      <text:p text:style-name="P98">return<text:s/></text:p>
      <text:p text:style-name="P99">if($a/garantia[(capital = 60000 or capital = 80000) and @vigor eq 'S']) <text:s/></text:p>
      <text:p text:style-name="P100">then <text:s/>($a)<text:s/></text:p>
      <text:p text:style-name="P101"><text:span text:style-name="T102">else <text:s/>()</text:span></text:p>
      <text:p text:style-name="P103"/>
      <text:p text:style-name="P104"/>
      <text:soft-page-break/>
      <text:list text:style-name="LFO6" text:continue-numbering="true">
        <text:list-item>
          <text:p text:style-name="P105">Obtener los asegurados de la póliza 99000000, obteniendo un nuevo formato con un campo nombre , un contador de garantías y un total de importe</text:p>
        </text:list-item>
      </text:list>
      <text:p text:style-name="P106">Resultado</text:p>
      <text:p text:style-name="P107"/>
      <text:p text:style-name="P108">&lt;newaseg&gt;</text:p>
      <text:p text:style-name="P109">&lt;nombre&gt;Carlos Sanchez&lt;/nombre&gt;</text:p>
      <text:p text:style-name="P110">&lt;numgars imptotal="10500"&gt;2&lt;/numgars&gt;</text:p>
      <text:p text:style-name="P111">&lt;/newaseg&gt;</text:p>
      <text:p text:style-name="P112">&lt;newaseg&gt;</text:p>
      <text:p text:style-name="P113">&lt;nombre&gt;Juan López&lt;/nombre&gt;</text:p>
      <text:p text:style-name="P114">&lt;numgars imptotal="60000"&gt;1&lt;/numgars&gt;</text:p>
      <text:p text:style-name="P115">&lt;/newaseg&gt;</text:p>
      <text:p text:style-name="P116"/>
      <text:p text:style-name="P117">for $a in /envio/poliza[numero=99000000]/asegurado<text:s/></text:p>
      <text:p text:style-name="P118">return<text:s/></text:p>
      <text:p text:style-name="P119"><text:s text:c="4"/>&lt;newaseg&gt;<text:s/></text:p>
      <text:p text:style-name="P120"><text:s text:c="8"/>&lt;nombre&gt;</text:p>
      <text:p text:style-name="P121"><text:s text:c="12"/>{concat($a/@nombre, ' ', $a/@apellidos)}<text:s/></text:p>
      <text:p text:style-name="P122"><text:s text:c="8"/>&lt;/nombre&gt;<text:s/></text:p>
      <text:p text:style-name="P123"><text:s text:c="8"/>&lt;numgars imptotal="{sum($a/garantia/capital)}"&gt;<text:s/></text:p>
      <text:p text:style-name="P124"><text:s text:c="12"/>{count($a/garantia)}<text:s/></text:p>
      <text:p text:style-name="P125"><text:s text:c="8"/>&lt;/numgars&gt;<text:s/></text:p>
      <text:p text:style-name="P126"><text:span text:style-name="T127"><text:s text:c="4"/>&lt;/newaseg&gt;</text:span></text:p>
      <text:p text:style-name="P128"/>
      <text:p text:style-name="P129"/>
      <text:list text:style-name="LFO7" text:continue-numbering="true">
        <text:list-item>
          <text:p text:style-name="P130"><text:span text:style-name="T131">Obtener una relación de pólizas ordenada s por el número de asegurados, y dentro de cada una la relación de asegurados ordenados por el número de garantías</text:span></text:p>
        </text:list-item>
      </text:list>
      <text:p text:style-name="P132">Resultado</text:p>
      <text:p text:style-name="P133"><text:span text:style-name="T134">&lt;pol id="99000001" numaseg="1"&gt;</text:span></text:p>
      <text:p text:style-name="P135">&lt;aseg numgar="1" nombre="Pedro"/&gt;</text:p>
      <text:p text:style-name="P136">&lt;/pol&gt;</text:p>
      <text:p text:style-name="P137">&lt;pol id="99000000" numaseg="2"&gt;</text:p>
      <text:p text:style-name="P138">&lt;aseg numgar="1" nombre="Juan"/&gt;</text:p>
      <text:p text:style-name="P139">&lt;aseg numgar="2" nombre="Carlos"/&gt;</text:p>
      <text:p text:style-name="P140">&lt;/pol&gt;</text:p>
      <text:p text:style-name="P141">&lt;pol id="99000002"<text:s/>numaseg="3"&gt;</text:p>
      <text:p text:style-name="P142">&lt;aseg numgar="0" nombre="Carmen"/&gt;</text:p>
      <text:p text:style-name="P143">&lt;aseg numgar="1" nombre="Lucas"/&gt;</text:p>
      <text:p text:style-name="P144">&lt;aseg numgar="3" nombre="Maria"/&gt;</text:p>
      <text:p text:style-name="P145">&lt;/pol&gt;</text:p>
      <text:p text:style-name="P146"/>
      <text:p text:style-name="P147">for $a in //poliza<text:s/></text:p>
      <text:p text:style-name="P148">order by count($a/asegurado)<text:s/></text:p>
      <text:p text:style-name="P149">return<text:s/></text:p>
      <text:p text:style-name="P150"><text:s text:c="4"/>&lt;pol id="{$a/numero}" numaseg="{count($a/asegurado)}"&gt;<text:s/></text:p>
      <text:p text:style-name="P151"><text:s text:c="8"/>{for $b in $a/asegurado<text:s/></text:p>
      <text:p text:style-name="P152"><text:s text:c="8"/>order by count($b/garantia)<text:s/></text:p>
      <text:p text:style-name="P153"><text:s text:c="8"/>return <text:s text:c="2"/></text:p>
      <text:p text:style-name="P154"><text:s text:c="12"/>&lt;aseg numgar="{count($b/garantia)}"nombre="{$b/@nombre}"&gt;<text:s/></text:p>
      <text:p text:style-name="P155"><text:s text:c="12"/>&lt;/aseg&gt;}<text:s/></text:p>
      <text:p text:style-name="P156"><text:span text:style-name="T157"><text:s text:c="4"/>&lt;/po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ourierNew" svg:font-family="CourierNew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lumnoT</meta:initial-creator>
    <dc:creator>AlumnoT</dc:creator>
    <meta:creation-date>2016-01-21T16:21:00Z</meta:creation-date>
    <dc:date>2016-01-21T16:22:00Z</dc:date>
    <meta:template xlink:href="Normal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502" meta:character-count="3259" meta:row-count="23" meta:non-whitespace-character-count="2763"/>
  </office:meta>
</office:document-meta>
</file>